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10000008C868D6347.png" manifest:media-type="image/png"/>
  <manifest:file-entry manifest:full-path="Pictures/100002010000009000000063FF1334CB.png" manifest:media-type="image/png"/>
  <manifest:file-entry manifest:full-path="Pictures/100002010000003000000030EAFEDF8B.png" manifest:media-type="image/png"/>
  <manifest:file-entry manifest:full-path="Pictures/10000000000001CA0000010D5A8886B1.gif" manifest:media-type="image/gif"/>
  <manifest:file-entry manifest:full-path="Pictures/10000201000000F00000011E1ADE514A.png" manifest:media-type="image/png"/>
  <manifest:file-entry manifest:full-path="Pictures/10000000000000F900000073AE1F3163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ff" draw:fill="solid" draw:fill-color="#eeeee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false" fo:min-height="0.4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3333ff"/>
    </style:style>
    <style:style style:name="P4" style:family="paragraph">
      <style:text-properties fo:color="#0000ff" fo:text-shadow="none"/>
    </style:style>
    <style:style style:name="T1" style:family="text">
      <style:text-properties fo:color="#3333ff"/>
    </style:style>
    <style:style style:name="T2" style:family="text">
      <style:text-properties fo:color="#0000ff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1.1cm" svg:x="8.7cm" svg:y="0.3cm">
          <text:p text:style-name="P1">BnmrOffi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cm" svg:height="1.1cm" svg:x="1.9cm" svg:y="3.3cm">
          <text:p text:style-name="P1">Q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1cm" svg:x="5.7cm" svg:y="3.3cm">
          <text:p text:style-name="P1">mu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1cm" svg:x="9.4cm" svg:y="3.3cm">
          <text:p text:style-name="P1">Minuit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1cm" svg:x="13.1cm" svg:y="3.3cm">
          <text:p text:style-name="P1">xmgr, qc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1cm" svg:x="16.8cm" svg:y="3.3cm">
          <text:p text:style-name="P1">GSL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cm" svg:height="1.38cm" svg:x="5.8cm" svg:y="6cm">
          <draw:image xlink:href="Pictures/10000000000000F900000073AE1F3163.gif" xlink:type="simple" xlink:show="embed" xlink:actuate="onLoad">
            <text:p/>
          </draw:image>
        </draw:frame>
        <draw:frame draw:style-name="gr2" draw:text-style-name="P1" draw:layer="layout" svg:width="1.68cm" svg:height="2cm" svg:x="2.52cm" svg:y="5.4cm">
          <draw:image xlink:href="Pictures/10000201000000F00000011E1ADE514A.png" xlink:type="simple" xlink:show="embed" xlink:actuate="onLoad">
            <text:p/>
          </draw:image>
        </draw:frame>
        <draw:frame draw:style-name="gr2" draw:text-style-name="P1" draw:layer="layout" svg:width="3.41cm" svg:height="2cm" svg:x="9.39cm" svg:y="5.6cm">
          <draw:image xlink:href="Pictures/10000000000001CA0000010D5A8886B1.gif" xlink:type="simple" xlink:show="embed" xlink:actuate="onLoad">
            <text:p/>
          </draw:image>
        </draw:frame>
        <draw:frame draw:style-name="gr2" draw:text-style-name="P1" draw:layer="layout" svg:width="2cm" svg:height="2cm" svg:x="13.102cm" svg:y="5.482cm">
          <draw:image xlink:href="Pictures/100002010000003000000030EAFEDF8B.png" xlink:type="simple" xlink:show="embed" xlink:actuate="onLoad">
            <text:p/>
          </draw:image>
        </draw:frame>
        <draw:frame draw:style-name="gr2" draw:text-style-name="P1" draw:layer="layout" svg:width="1.09cm" svg:height="0.75cm" svg:x="15.21cm" svg:y="6cm">
          <draw:image xlink:href="Pictures/100002010000009000000063FF1334CB.png" xlink:type="simple" xlink:show="embed" xlink:actuate="onLoad">
            <text:p/>
          </draw:image>
        </draw:frame>
        <draw:frame draw:style-name="gr2" draw:text-style-name="P1" draw:layer="layout" svg:width="2.07cm" svg:height="2cm" svg:x="17.23cm" svg:y="5.5cm">
          <draw:image xlink:href="Pictures/10000000000000910000008C868D6347.png" xlink:type="simple" xlink:show="embed" xlink:actuate="onLoad">
            <text:p/>
          </draw:image>
        </draw:frame>
        <draw:line draw:style-name="gr3" draw:text-style-name="P1" draw:layer="layout" svg:x1="10.8cm" svg:y1="1.4cm" svg:x2="3.4cm" svg:y2="3.3cm">
          <text:p/>
        </draw:line>
        <draw:line draw:style-name="gr3" draw:text-style-name="P1" draw:layer="layout" svg:x1="10.8cm" svg:y1="1.417cm" svg:x2="7.1cm" svg:y2="3.3cm">
          <text:p/>
        </draw:line>
        <draw:line draw:style-name="gr3" draw:text-style-name="P1" draw:layer="layout" svg:x1="10.801cm" svg:y1="1.417cm" svg:x2="10.8cm" svg:y2="3.3cm">
          <text:p/>
        </draw:line>
        <draw:line draw:style-name="gr3" draw:text-style-name="P1" draw:layer="layout" svg:x1="10.802cm" svg:y1="1.417cm" svg:x2="14.6cm" svg:y2="3.3cm">
          <text:p/>
        </draw:line>
        <draw:line draw:style-name="gr3" draw:text-style-name="P1" draw:layer="layout" svg:x1="10.802cm" svg:y1="1.417cm" svg:x2="18.4cm" svg:y2="3.3cm">
          <text:p/>
        </draw:line>
        <draw:frame draw:style-name="gr4" draw:text-style-name="P2" draw:layer="layout" svg:width="3.038cm" svg:height="1.673cm" svg:x="1.662cm" svg:y="7.938cm">
          <draw:text-box>
            <text:p>Graphics</text:p>
            <text:p>+coding</text:p>
          </draw:text-box>
        </draw:frame>
        <draw:frame draw:style-name="gr4" draw:layer="layout" svg:width="3.042cm" svg:height="0.962cm" svg:x="5.462cm" svg:y="7.938cm">
          <draw:text-box>
            <text:p>.msr files</text:p>
          </draw:text-box>
        </draw:frame>
        <draw:frame draw:style-name="gr4" draw:layer="layout" svg:width="2.229cm" svg:height="0.962cm" svg:x="9.762cm" svg:y="7.938cm">
          <draw:text-box>
            <text:p>Fitting</text:p>
          </draw:text-box>
        </draw:frame>
        <draw:frame draw:style-name="gr4" draw:layer="layout" svg:width="2.614cm" svg:height="0.962cm" svg:x="13.162cm" svg:y="7.938cm">
          <draw:text-box>
            <text:p>Plotting</text:p>
          </draw:text-box>
        </draw:frame>
        <draw:frame draw:style-name="gr4" draw:layer="layout" svg:width="3.745cm" svg:height="0.962cm" svg:x="16.562cm" svg:y="7.938cm">
          <draw:text-box>
            <text:p>Some math</text:p>
          </draw:text-box>
        </draw:frame>
        <draw:frame draw:style-name="gr4" draw:text-style-name="P3" draw:layer="layout" svg:width="1.946cm" svg:height="0.962cm" svg:x="0.854cm" svg:y="1.738cm">
          <draw:text-box>
            <text:p><text:span text:style-name="T1">Uses</text:span></text:p>
          </draw:text-box>
        </draw:frame>
        <draw:frame draw:style-name="gr5" draw:text-style-name="P4" draw:layer="layout" svg:width="1.9cm" svg:height="0.962cm" svg:x="0.7cm" svg:y="7.3cm">
          <draw:text-box>
            <text:p><text:span text:style-name="T2">F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29cm" fo:margin-bottom="0cm" fo:margin-left="1cm" fo:margin-right="1cm" fo:page-width="21.59cm" fo:page-height="10.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4T16:12:42.657280647</meta:creation-date>
    <dc:date>2015-03-21T15:13:47.792457448</dc:date>
    <meta:editing-duration>PT38M58S</meta:editing-duration>
    <meta:editing-cycles>7</meta:editing-cycles>
    <meta:generator>LibreOffice/4.2.7.2$Linux_X86_64 LibreOffice_project/420m0$Build-2</meta:generator>
    <meta:document-statistic meta:object-count="24"/>
  </office:meta>
</office:document-meta>
</file>